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language="de" fo:country="DE"/>
    </style:style>
    <style:style style:name="P32" style:family="paragraph" style:parent-style-name="Text_20_body">
      <style:text-properties fo:language="de" fo:country="DE" fo:font-style="italic" officeooo:rsid="0045836a" officeooo:paragraph-rsid="00470e68" style:font-style-asian="italic" style:font-style-complex="italic"/>
    </style:style>
    <style:style style:name="P33" style:family="paragraph" style:parent-style-name="Text_20_body">
      <style:text-properties fo:language="de" fo:country="DE" fo:font-style="italic" officeooo:rsid="005afe73" officeooo:paragraph-rsid="005afe73" style:font-style-asian="italic" style:font-style-complex="italic"/>
    </style:style>
    <style:style style:name="P34" style:family="paragraph" style:parent-style-name="Text_20_body">
      <style:text-properties fo:language="de" fo:country="DE" fo:font-style="italic" officeooo:rsid="00337415" officeooo:paragraph-rsid="00337415" style:font-style-asian="italic" style:font-style-complex="italic"/>
    </style:style>
    <style:style style:name="P35" style:family="paragraph" style:parent-style-name="Text_20_body">
      <style:text-properties fo:language="de" fo:country="DE" fo:font-style="italic" officeooo:rsid="0039fb76" officeooo:paragraph-rsid="0039fb76" style:font-style-asian="italic" style:font-style-complex="italic"/>
    </style:style>
    <style:style style:name="P36" style:family="paragraph" style:parent-style-name="Text_20_body">
      <style:text-properties fo:language="de" fo:country="DE" fo:font-style="italic" officeooo:rsid="003d9314" officeooo:paragraph-rsid="003d9314" style:font-style-asian="italic" style:font-style-complex="italic"/>
    </style:style>
    <style:style style:name="P37" style:family="paragraph" style:parent-style-name="Text_20_body">
      <style:text-properties fo:language="de" fo:country="DE" fo:font-style="italic" officeooo:rsid="0040f60b" officeooo:paragraph-rsid="00412fea" style:font-style-asian="italic" style:font-style-complex="italic"/>
    </style:style>
    <style:style style:name="P38" style:family="paragraph" style:parent-style-name="Text_20_body">
      <style:text-properties fo:language="de" fo:country="DE" officeooo:rsid="0001f9fe" officeooo:paragraph-rsid="0001f9fe"/>
    </style:style>
    <style:style style:name="P39" style:family="paragraph" style:parent-style-name="Text_20_body">
      <style:text-properties fo:language="de" fo:country="DE" fo:font-style="normal" officeooo:rsid="004d2e47" officeooo:paragraph-rsid="004d2e47" style:font-style-asian="normal" style:font-style-complex="normal"/>
    </style:style>
    <style:style style:name="P40" style:family="paragraph" style:parent-style-name="Text_20_body">
      <style:text-properties fo:language="de" fo:country="DE" officeooo:rsid="0042c570" officeooo:paragraph-rsid="0042c570"/>
    </style:style>
    <style:style style:name="P41" style:family="paragraph" style:parent-style-name="Text_20_body">
      <style:text-properties fo:language="de" fo:country="DE" officeooo:rsid="00412fea" officeooo:paragraph-rsid="0042c570"/>
    </style:style>
    <style:style style:name="P42" style:family="paragraph" style:parent-style-name="Text_20_body">
      <style:text-properties fo:color="#3465a4" fo:language="de" fo:country="DE" fo:font-style="italic" officeooo:rsid="00916cdc" officeooo:paragraph-rsid="00916cdc" style:font-style-asian="italic" style:font-style-complex="italic"/>
    </style:style>
    <style:style style:name="P43" style:family="paragraph" style:parent-style-name="Text_20_body">
      <style:text-properties fo:color="#3465a4" fo:language="de" fo:country="DE" fo:font-style="italic" officeooo:rsid="000040ca" officeooo:paragraph-rsid="000040ca" style:font-style-asian="italic" style:font-style-complex="italic"/>
    </style:style>
    <style:style style:name="P44" style:family="paragraph" style:parent-style-name="Text_20_body">
      <style:text-properties fo:color="#3465a4" fo:language="de" fo:country="DE" fo:font-style="italic" officeooo:rsid="000040ca" officeooo:paragraph-rsid="0090a755" style:font-style-asian="italic" style:font-style-complex="italic"/>
    </style:style>
    <style:style style:name="P45" style:family="paragraph" style:parent-style-name="Text_20_body">
      <style:text-properties fo:color="#3465a4" fo:language="de" fo:country="DE" fo:font-style="italic" officeooo:rsid="000648fd" officeooo:paragraph-rsid="000648fd" style:font-style-asian="italic" style:font-style-complex="italic"/>
    </style:style>
    <style:style style:name="P46" style:family="paragraph" style:parent-style-name="Text_20_body">
      <style:text-properties fo:color="#3465a4" fo:language="de" fo:country="DE" fo:font-style="italic" officeooo:rsid="0001f9fe" officeooo:paragraph-rsid="0001f9fe" style:font-style-asian="italic" style:font-style-complex="italic"/>
    </style:style>
    <style:style style:name="P47" style:family="paragraph" style:parent-style-name="Text_20_body">
      <style:text-properties fo:color="#3465a4" fo:language="de" fo:country="DE" fo:font-style="italic" officeooo:rsid="001135af" officeooo:paragraph-rsid="001135af" style:font-style-asian="italic" style:font-style-complex="italic"/>
    </style:style>
    <style:style style:name="P48" style:family="paragraph" style:parent-style-name="Text_20_body">
      <style:text-properties fo:color="#3465a4" fo:language="de" fo:country="DE" fo:font-style="italic" officeooo:rsid="001135af" officeooo:paragraph-rsid="0013a61a" style:font-style-asian="italic" style:font-style-complex="italic"/>
    </style:style>
    <style:style style:name="P49" style:family="paragraph" style:parent-style-name="Text_20_body">
      <style:text-properties fo:color="#3465a4" fo:language="de" fo:country="DE" fo:font-style="italic" officeooo:rsid="0018debb" officeooo:paragraph-rsid="0018debb" style:font-style-asian="italic" style:font-style-complex="italic"/>
    </style:style>
    <style:style style:name="P50" style:family="paragraph" style:parent-style-name="Text_20_body">
      <style:text-properties fo:color="#3465a4" fo:language="de" fo:country="DE" fo:font-style="italic" officeooo:rsid="001aca6f" officeooo:paragraph-rsid="001aca6f" style:font-style-asian="italic" style:font-style-complex="italic"/>
    </style:style>
    <style:style style:name="P51" style:family="paragraph" style:parent-style-name="Text_20_body">
      <style:text-properties fo:color="#3465a4" fo:language="de" fo:country="DE" fo:font-style="italic" officeooo:rsid="001df446" officeooo:paragraph-rsid="001df446" style:font-style-asian="italic" style:font-style-complex="italic"/>
    </style:style>
    <style:style style:name="P52" style:family="paragraph" style:parent-style-name="Text_20_body">
      <style:text-properties fo:color="#3465a4" fo:language="de" fo:country="DE" fo:font-style="italic" officeooo:rsid="001df446" officeooo:paragraph-rsid="0026513b" style:font-style-asian="italic" style:font-style-complex="italic"/>
    </style:style>
    <style:style style:name="P53" style:family="paragraph" style:parent-style-name="Text_20_body">
      <style:text-properties fo:color="#3465a4" fo:language="de" fo:country="DE" fo:font-style="italic" officeooo:rsid="001df446" officeooo:paragraph-rsid="002d2ce5" style:font-style-asian="italic" style:font-style-complex="italic"/>
    </style:style>
    <style:style style:name="P54" style:family="paragraph" style:parent-style-name="Text_20_body">
      <style:text-properties fo:color="#3465a4" fo:language="de" fo:country="DE" fo:font-style="italic" officeooo:rsid="00337415" officeooo:paragraph-rsid="00337415" style:font-style-asian="italic" style:font-style-complex="italic"/>
    </style:style>
    <style:style style:name="P55" style:family="paragraph" style:parent-style-name="Text_20_body">
      <style:text-properties fo:color="#3465a4" fo:language="de" fo:country="DE" fo:font-style="italic" officeooo:rsid="003483c1" officeooo:paragraph-rsid="00973f52" style:font-style-asian="italic" style:font-style-complex="italic"/>
    </style:style>
    <style:style style:name="P56" style:family="paragraph" style:parent-style-name="Text_20_body">
      <style:text-properties fo:color="#3465a4" fo:language="de" fo:country="DE" fo:font-style="italic" officeooo:rsid="003558ae" officeooo:paragraph-rsid="00973f52" style:font-style-asian="italic" style:font-style-complex="italic"/>
    </style:style>
    <style:style style:name="P57" style:family="paragraph" style:parent-style-name="Text_20_body">
      <style:text-properties fo:color="#3465a4" fo:language="de" fo:country="DE" fo:font-style="italic" officeooo:rsid="0039fb76" officeooo:paragraph-rsid="0039fb76" style:font-style-asian="italic" style:font-style-complex="italic"/>
    </style:style>
    <style:style style:name="P58" style:family="paragraph" style:parent-style-name="Text_20_body">
      <style:text-properties fo:color="#3465a4" fo:language="de" fo:country="DE" fo:font-style="italic" officeooo:rsid="003d9314" officeooo:paragraph-rsid="003d9314" style:font-style-asian="italic" style:font-style-complex="italic"/>
    </style:style>
    <style:style style:name="P59" style:family="paragraph" style:parent-style-name="Text_20_body">
      <style:text-properties fo:color="#3465a4" fo:language="de" fo:country="DE" fo:font-style="italic" officeooo:rsid="0040f60b" officeooo:paragraph-rsid="00412fea" style:font-style-asian="italic" style:font-style-complex="italic"/>
    </style:style>
    <style:style style:name="P60" style:family="paragraph" style:parent-style-name="Text_20_body">
      <style:text-properties fo:color="#3465a4" fo:language="de" fo:country="DE" fo:font-style="italic" officeooo:rsid="0040f60b" officeooo:paragraph-rsid="00973f52" style:font-style-asian="italic" style:font-style-complex="italic"/>
    </style:style>
    <style:style style:name="P61" style:family="paragraph" style:parent-style-name="Text_20_body">
      <style:text-properties fo:color="#3465a4" fo:language="de" fo:country="DE" fo:font-style="italic" officeooo:rsid="0040f60b" officeooo:paragraph-rsid="0040f60b" style:font-style-asian="italic" style:font-style-complex="italic"/>
    </style:style>
    <style:style style:name="P62" style:family="paragraph" style:parent-style-name="Text_20_body">
      <style:text-properties fo:color="#3465a4" fo:language="de" fo:country="DE" fo:font-style="italic" officeooo:rsid="004d2e47" officeooo:paragraph-rsid="004d2e47" style:font-style-asian="italic" style:font-style-complex="italic"/>
    </style:style>
    <style:style style:name="P63" style:family="paragraph" style:parent-style-name="Text_20_body">
      <style:text-properties fo:color="#3465a4" fo:language="de" fo:country="DE" fo:font-style="italic" officeooo:rsid="0090a755" officeooo:paragraph-rsid="0090a755" style:font-style-asian="italic" style:font-style-complex="italic"/>
    </style:style>
    <style:style style:name="P64" style:family="paragraph" style:parent-style-name="Text_20_body">
      <style:text-properties fo:color="#3465a4" fo:language="de" fo:country="DE" fo:font-style="italic" officeooo:rsid="0033c8b7" officeooo:paragraph-rsid="0033c8b7" style:font-style-asian="italic" style:font-style-complex="italic"/>
    </style:style>
    <style:style style:name="P65" style:family="paragraph" style:parent-style-name="Text_20_body">
      <style:text-properties fo:color="#3465a4" fo:language="de" fo:country="DE" officeooo:rsid="00412fea" officeooo:paragraph-rsid="0042c570"/>
    </style:style>
    <style:style style:name="P66" style:family="paragraph" style:parent-style-name="Text_20_body">
      <style:text-properties fo:color="#3465a4" fo:language="de" fo:country="DE" officeooo:rsid="004ec6fa" officeooo:paragraph-rsid="004ec6fa"/>
    </style:style>
    <style:style style:name="P67" style:family="paragraph" style:parent-style-name="Text_20_body">
      <style:paragraph-properties fo:break-before="page"/>
      <style:text-properties fo:language="de" fo:country="DE" fo:font-style="italic" style:font-style-asian="italic" style:font-style-complex="italic"/>
    </style:style>
    <style:style style:name="P68" style:family="paragraph" style:parent-style-name="Heading_20_1">
      <style:text-properties fo:language="de" fo:country="DE"/>
    </style:style>
    <style:style style:name="P69" style:family="paragraph" style:parent-style-name="Heading_20_1" style:list-style-name="">
      <style:text-properties fo:language="de" fo:country="DE" officeooo:paragraph-rsid="000040ca"/>
    </style:style>
    <style:style style:name="P70" style:family="paragraph" style:parent-style-name="Heading_20_1">
      <style:text-properties fo:language="de" fo:country="DE" officeooo:paragraph-rsid="000040ca"/>
    </style:style>
    <style:style style:name="P71" style:family="paragraph" style:parent-style-name="Heading_20_3">
      <style:text-properties fo:language="de" fo:country="DE"/>
    </style:style>
    <style:style style:name="P72" style:family="paragraph" style:parent-style-name="Heading_20_3">
      <style:text-properties fo:language="de" fo:country="DE" officeooo:rsid="00973f52" officeooo:paragraph-rsid="00973f52"/>
    </style:style>
    <style:style style:name="P73" style:family="paragraph" style:parent-style-name="Heading_20_3">
      <style:text-properties fo:language="de" fo:country="DE" officeooo:paragraph-rsid="0026513b"/>
    </style:style>
    <style:style style:name="P74" style:family="paragraph" style:parent-style-name="Heading_20_3">
      <style:text-properties fo:language="de" fo:country="DE" officeooo:paragraph-rsid="002d2ce5"/>
    </style:style>
    <style:style style:name="P75" style:family="paragraph" style:parent-style-name="Heading_20_3">
      <style:text-properties fo:language="de" fo:country="DE" officeooo:paragraph-rsid="00973f52"/>
    </style:style>
    <style:style style:name="P76" style:family="paragraph" style:parent-style-name="Heading_20_3">
      <style:text-properties fo:language="de" fo:country="DE" fo:font-style="normal" style:font-style-asian="normal" style:font-style-complex="normal"/>
    </style:style>
    <style:style style:name="P7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8" style:family="paragraph" style:parent-style-name="Heading_20_4">
      <style:text-properties fo:language="de" fo:country="DE"/>
    </style:style>
    <style:style style:name="P79" style:family="paragraph" style:parent-style-name="Heading_20_4">
      <style:text-properties fo:language="de" fo:country="DE" officeooo:paragraph-rsid="0077928b"/>
    </style:style>
    <style:style style:name="P80" style:family="paragraph" style:parent-style-name="Heading_20_4">
      <style:text-properties fo:color="#000000" fo:language="de" fo:country="DE" officeooo:paragraph-rsid="0062b1e6"/>
    </style:style>
    <style:style style:name="P81" style:family="paragraph" style:parent-style-name="Heading_20_4">
      <style:text-properties fo:color="#000000" fo:language="de" fo:country="DE" fo:font-style="italic" officeooo:rsid="001135af" officeooo:paragraph-rsid="0062b1e6" style:font-style-asian="italic" style:font-style-complex="italic"/>
    </style:style>
    <style:style style:name="P82" style:family="paragraph" style:parent-style-name="Heading_20_4">
      <style:text-properties fo:color="#000000" fo:language="de" fo:country="DE" fo:font-style="italic" officeooo:rsid="001df446" officeooo:paragraph-rsid="0077928b" style:font-style-asian="italic" style:font-style-complex="italic"/>
    </style:style>
    <style:style style:name="P83" style:family="paragraph" style:parent-style-name="Text_20_body" style:list-style-name="L1">
      <style:text-properties fo:language="de" fo:country="DE" fo:font-style="italic" style:font-style-asian="italic" style:font-style-complex="italic"/>
    </style:style>
    <style:style style:name="P84" style:family="paragraph" style:parent-style-name="Text_20_body" style:list-style-name="L1">
      <style:text-properties fo:language="de" fo:country="DE" fo:font-style="italic" officeooo:rsid="001fffaa" officeooo:paragraph-rsid="001fffaa" style:font-style-asian="italic" style:font-style-complex="italic"/>
    </style:style>
    <style:style style:name="P85" style:family="paragraph" style:parent-style-name="Text_20_body" style:list-style-name="L1">
      <style:text-properties fo:language="de" fo:country="DE" fo:font-style="italic" officeooo:rsid="0020d6e4" officeooo:paragraph-rsid="0020d6e4" style:font-style-asian="italic" style:font-style-complex="italic"/>
    </style:style>
    <style:style style:name="P86" style:family="paragraph" style:parent-style-name="Text_20_body" style:list-style-name="L1">
      <style:text-properties fo:language="de" fo:country="DE" fo:font-style="italic" officeooo:rsid="0024bc41" officeooo:paragraph-rsid="0024bc41" style:font-style-asian="italic" style:font-style-complex="italic"/>
    </style:style>
    <style:style style:name="P87" style:family="paragraph" style:parent-style-name="Text_20_body" style:list-style-name="L1">
      <style:text-properties fo:language="de" fo:country="DE" fo:font-style="italic" officeooo:rsid="0045836a" officeooo:paragraph-rsid="0045836a" style:font-style-asian="italic" style:font-style-complex="italic"/>
    </style:style>
    <style:style style:name="P88" style:family="paragraph" style:parent-style-name="Text_20_body" style:list-style-name="L1">
      <style:text-properties fo:language="de" fo:country="DE" fo:font-style="italic" officeooo:rsid="0045836a" officeooo:paragraph-rsid="00470e68" style:font-style-asian="italic" style:font-style-complex="italic"/>
    </style:style>
    <style:style style:name="P89" style:family="paragraph" style:parent-style-name="Text_20_body" style:list-style-name="L1">
      <style:text-properties fo:language="de" fo:country="DE" fo:font-style="italic" officeooo:rsid="00470e68" officeooo:paragraph-rsid="00470e68" style:font-style-asian="italic" style:font-style-complex="italic"/>
    </style:style>
    <style:style style:name="P90" style:family="paragraph" style:parent-style-name="Text_20_body" style:list-style-name="L1">
      <style:text-properties fo:language="de" fo:country="DE" fo:font-style="italic" officeooo:rsid="0054b3db" officeooo:paragraph-rsid="0054b3db" style:font-style-asian="italic" style:font-style-complex="italic"/>
    </style:style>
    <style:style style:name="P91" style:family="paragraph" style:parent-style-name="Text_20_body" style:list-style-name="L1">
      <style:text-properties fo:language="de" fo:country="DE" fo:font-style="italic" officeooo:rsid="005568e7" officeooo:paragraph-rsid="005568e7" style:font-style-asian="italic" style:font-style-complex="italic"/>
    </style:style>
    <style:style style:name="P92" style:family="paragraph" style:parent-style-name="Text_20_body" style:list-style-name="L1">
      <style:text-properties fo:language="de" fo:country="DE" fo:font-style="italic" officeooo:rsid="0058298d" officeooo:paragraph-rsid="0058298d" style:font-style-asian="italic" style:font-style-complex="italic"/>
    </style:style>
    <style:style style:name="P93" style:family="paragraph" style:parent-style-name="Text_20_body" style:list-style-name="L1">
      <style:text-properties fo:language="de" fo:country="DE" fo:font-style="italic" officeooo:rsid="005ac26d" officeooo:paragraph-rsid="005ac26d" style:font-style-asian="italic" style:font-style-complex="italic"/>
    </style:style>
    <style:style style:name="P94" style:family="paragraph" style:parent-style-name="Text_20_body" style:list-style-name="L1">
      <style:text-properties fo:language="de" fo:country="DE" fo:font-style="italic" officeooo:rsid="0076208c" officeooo:paragraph-rsid="0076208c" style:font-style-asian="italic" style:font-style-complex="italic"/>
    </style:style>
    <style:style style:name="P95" style:family="paragraph" style:parent-style-name="Text_20_body" style:list-style-name="L1">
      <style:text-properties fo:language="de" fo:country="DE" fo:font-style="italic" officeooo:rsid="00270b28" officeooo:paragraph-rsid="00270b28" style:font-style-asian="italic" style:font-style-complex="italic"/>
    </style:style>
    <style:style style:name="P96" style:family="paragraph" style:parent-style-name="Text_20_body">
      <style:text-properties fo:color="#000000" fo:language="de" fo:country="DE" fo:font-style="normal" officeooo:rsid="00d7a171" officeooo:paragraph-rsid="00d7a171" style:font-style-asian="normal" style:font-style-complex="normal"/>
    </style:style>
    <style:style style:name="P97" style:family="paragraph" style:parent-style-name="Text_20_body">
      <style:text-properties fo:color="#000000" fo:language="de" fo:country="DE" fo:font-style="normal" officeooo:rsid="00d7a171" officeooo:paragraph-rsid="00da23b1" style:font-style-asian="normal" style:font-style-complex="normal"/>
    </style:style>
    <style:style style:name="P98" style:family="paragraph" style:parent-style-name="Text_20_body">
      <style:text-properties fo:color="#000000" fo:language="de" fo:country="DE" fo:font-style="normal" officeooo:rsid="00da23b1" officeooo:paragraph-rsid="00da23b1" style:font-style-asian="normal" style:font-style-complex="normal"/>
    </style:style>
    <style:style style:name="P99" style:family="paragraph" style:parent-style-name="Text_20_body">
      <style:text-properties fo:color="#3465a4" fo:language="de" fo:country="DE" fo:font-style="italic" officeooo:rsid="003558ae" officeooo:paragraph-rsid="003558ae"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officeooo:rsid="00973f52"/>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2bcd5"/>
    </style:style>
    <style:style style:name="T68" style:family="text">
      <style:text-properties officeooo:rsid="00c4cb11"/>
    </style:style>
    <style:style style:name="T69" style:family="text">
      <style:text-properties officeooo:rsid="00c934a0"/>
    </style:style>
    <style:style style:name="T70" style:family="text">
      <style:text-properties officeooo:rsid="00d3b5ef"/>
    </style:style>
    <style:style style:name="T71" style:family="text">
      <style:text-properties officeooo:rsid="00d7d9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69" text:outline-level="1"/>
      <text:p text:style-name="P67">Allgemeine Anmerkungen: </text:p>
      <text:list xml:id="list1266307392" text:style-name="L1">
        <text:list-item>
          <text:p text:style-name="P83">es darf nicht auf andere Kap<text:span text:style-name="T18">itel als Leistungsnachweis verwiesen werden (z.B. in der Form “XY wurde schon in Kapitel 2 behandelt, daher hier keine Ausführung”)</text:span></text:p>
        </text:list-item>
        <text:list-item>
          <text:p text:style-name="P84">alles muss in UTF-8 codiert sein (Text und Code)</text:p>
        </text:list-item>
        <text:list-item>
          <text:p text:style-name="P85">sollten mündliche Aussagen den schriftlichen Aufgaben widersprechen, gelten die schriftlichen Aufgaben <text:span text:style-name="T19">(ggf. an Anpassung der schriftlichen Aufgaben erinnern!)</text:span></text:p>
        </text:list-item>
        <text:list-item>
          <text:p text:style-name="P86">alles muss ins Repository (Code, Ausarbeitung und alles was damit zusammenhängt)</text:p>
        </text:list-item>
        <text:list-item>
          <text:p text:style-name="P87">die Beispiele sollten wenn möglich vom aktuellen Stand genommen werden</text:p>
          <text:list>
            <text:list-item>
              <text:p text:style-name="P88">finden sich dort keine entsprechenden Beispiele, dürfen auch ältere Commits unter Verweis auf den Commit verwendet werden </text:p>
            </text:list-item>
            <text:list-item>
              <text:p text:style-name="P89">Ausnahme: beim Kapitel “Refactoring” darf von vorne herein aus allen Ständen frei gewählt werden (mit Verweis auf den entsprechenden Commit)</text:p>
            </text:list-item>
          </text:list>
        </text:list-item>
        <text:list-item>
          <text:p text:style-name="P90">falls verlangte Negativ-Beispiele nicht vorhanden sind, müssen entsprechend mehr Positiv-Beispiele gebracht werden</text:p>
          <text:list>
            <text:list-item>
              <text:p text:style-name="P90">Achtung: werden im Code entsprechende Negativ-Beispiele gefunden, <text:span text:style-name="T43">gibt es keine Punkte für die zusätzlichen Positiv-Beispiele</text:span></text:p>
            </text:list-item>
            <text:list-item>
              <text:p text:style-name="P91">Beispiele</text:p>
              <text:list>
                <text:list-item>
                  <text:p text:style-name="P91">“Nennen Sie jeweils eine Klasse, die das SRP einhält bzw. <text:span text:style-name="T48">v</text:span>erletzt.”</text:p>
                  <text:list>
                    <text:list-item>
                      <text:p text:style-name="P91">Antwort: Es gibt keine Klasse, die SRP verletzt, daher hier 2 Klassen, die SRP einhalten: [Klasse 1], [Klasse 2]</text:p>
                    </text:list-item>
                    <text:list-item>
                      <text:p text:style-name="P92">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93">verlangte Positiv-Beispiele müssen gebracht werden</text:p>
        </text:list-item>
        <text:list-item>
          <text:p text:style-name="P94">Code-Beispiel = Code in das Dokument kopieren</text:p>
        </text:list-item>
      </text:list>
      <text:p text:style-name="P32"/>
      <text:list xml:id="list231924573538778" text:continue-numbering="true" text:style-name="L1">
        <text:list-header>
          <text:p text:style-name="P95"/>
        </text:list-header>
      </text:list>
      <text:h text:style-name="P70" text:outline-level="1">Kapitel 1: <text:span text:style-name="T4">Einführung</text:span></text:h>
      <text:h text:style-name="P71" text:outline-level="3">Übersicht über die Applikation</text:h>
      <text:p text:style-name="P44">[Was macht die Applikation? Wie funktioniert sie? Welches Problem löst sie/welchen Zweck hat sie?]</text:p>
      <text:h text:style-name="P71" text:outline-level="3"><text:soft-page-break/>Wie startet man die Applikation?</text:h>
      <text:p text:style-name="P63">[Wie startet man die Applikation? Welche Voraussetzungen werden benötigt? Schritt-für-Schritt-Anleitung]</text:p>
      <text:h text:style-name="P72" text:outline-level="3">Wie testet man die Applikation?</text:h>
      <text:p text:style-name="P42">[<text:span text:style-name="T49">Wie testet man die Applikation? Welche Voraussetzungen werden benötigt? Schritt-für-Schritt-Anleitung</text:span>]</text:p>
      <text:p text:style-name="P42"/>
      <text:h text:style-name="P68" text:outline-level="1">Kapitel 2: <text:span text:style-name="T1">Clean </text:span>Archite<text:span text:style-name="T2">cture</text:span></text:h>
      <text:h text:style-name="P71" text:outline-level="3">Was ist Clean Architecture?</text:h>
      <text:p text:style-name="P43">[allgemeine Beschreibung <text:span text:style-name="T12">der Clean Architecture</text:span> in eigenen Worten]</text:p>
      <text:h text:style-name="P71" text:outline-level="3">Analyse <text:span text:style-name="T10">der Dependency Rule</text:span></text:h>
      <text:p text:style-name="P45">[<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78" text:outline-level="4">Positiv-Beispiel: Dependency Rule</text:h>
      <text:h text:style-name="P78" text:outline-level="4">Negativ-Beispiel: Dependency Rule</text:h>
      <text:h text:style-name="P77" text:outline-level="3">Analyse der Schichten</text:h>
      <text:p text:style-name="P46">[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8" text:outline-level="4">Schicht: [Name]</text:h>
      <text:h text:style-name="P78" text:outline-level="4">Schicht: [Name]</text:h>
      <text:p text:style-name="P33"/>
      <text:p text:style-name="P38"/>
      <text:h text:style-name="P68" text:outline-level="1"><text:soft-page-break/>Kapitel 3: <text:span text:style-name="T13">SOLID</text:span></text:h>
      <text:h text:style-name="P71" text:outline-level="3">Analyse <text:span text:style-name="T49">Single-Responsibility-Principle (</text:span><text:span text:style-name="T5">SRP</text:span><text:span text:style-name="T8">)</text:span></text:h>
      <text:p text:style-name="P47">[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8" text:outline-level="4">Positiv-Beispiel</text:h>
      <text:h text:style-name="P78" text:outline-level="4">Negativ-Beispiel</text:h>
      <text:p text:style-name="P31"/>
      <text:h text:style-name="P71" text:outline-level="3">Analyse <text:span text:style-name="T49">Open-Closed-Principle (</text:span>OCP<text:span text:style-name="T49">)</text:span></text:h>
      <text:p text:style-name="P48">[<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80" text:outline-level="4">Positiv-Beispiel</text:h>
      <text:h text:style-name="P81" text:outline-level="4">Negativ-Beispiel</text:h>
      <text:p text:style-name="P24"/>
      <text:h text:style-name="P71" text:outline-level="3">Analyse <text:span text:style-name="T49">Liskov-Substitution- (LSP), Interface-Segreggation- (ISP), Dependency-Inversion-Principle (</text:span>DIP<text:span text:style-name="T49">)</text:span></text:h>
      <text:p text:style-name="P49">[<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50">[Anm.: es darf nur ein Prinzip ausgewählt werden; es darf NICHT z.B. ein positives Beispiel für LSP und ein negatives Beispiel für ISP genommen werden]</text:p>
      <text:h text:style-name="P78" text:outline-level="4">Positiv-Beispiel</text:h>
      <text:h text:style-name="P78" text:outline-level="4">Negativ-Beispiel</text:h>
      <text:p text:style-name="P31"/>
      <text:h text:style-name="P68" text:outline-level="1">Kapitel 4: Weitere Prinzipien</text:h>
      <text:h text:style-name="P71" text:outline-level="3">Analyse GRASP: <text:span text:style-name="T20">Geringe </text:span>Kopplung</text:h>
      <text:p text:style-name="P51">[<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79" text:outline-level="4">Positiv-Beispiel</text:h>
      <text:h text:style-name="P82" text:outline-level="4">Negativ-Beispiel</text:h>
      <text:p text:style-name="P25"/>
      <text:h text:style-name="P73" text:outline-level="3">Analyse GRASP: <text:span text:style-name="T21">Hohe </text:span><text:span text:style-name="T6">Kohäsion</text:span></text:h>
      <text:p text:style-name="P52">[<text:span text:style-name="T20">eine Klasse als positives Beispiel hoher Kohäsion; UML Diagramm und Begründung, warum die Kohäsion hoch ist</text:span>]</text:p>
      <text:h text:style-name="P74" text:outline-level="3"><text:span text:style-name="T7">D</text:span><text:span text:style-name="T8">on’t </text:span><text:span text:style-name="T7">R</text:span><text:span text:style-name="T8">epeat </text:span><text:span text:style-name="T7">Y</text:span><text:span text:style-name="T8">ourself (DRY)</text:span></text:h>
      <text:p text:style-name="P53">[<text:span text:style-name="T31">ein Commit angeben, bei dem duplizierter Code/duplizierte Logik aufgelöst wurde; Code-Beispiele (vorher/nachher); begründen und Auswirkung beschreiben</text:span>]</text:p>
      <text:h text:style-name="P68" text:outline-level="1"/>
      <text:h text:style-name="P68" text:outline-level="1">Kapitel <text:span text:style-name="T32">5</text:span>: <text:span text:style-name="T3">Unit Tests</text:span></text:h>
      <text:h text:style-name="P71" text:outline-level="3">10 Unit Tests</text:h>
      <text:p text:style-name="P54">[<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7">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7">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2">TestTemperatureConversion</text:span><text:span text:style-name="T53">#</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8">wird</text:span> zunächst die <text:span text:style-name="T68">Einheit</text:span> mittels set<text:span text:style-name="T68">Goal</text:span>Unit angegeben, <text:span text:style-name="T68">in </text:span>die umgerechnet werden soll. Gefolgt wird dies durch den Aufruf von setInputNumber. Diese Methode setzt den <text:span text:style-name="T68">Celsius</text:span>-Wert, welcher umgerechnet werden soll. <text:span text:style-name="T68">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34"/>
      <text:h text:style-name="P71" text:outline-level="3">ATRIP: <text:span text:style-name="T33">Automatic</text:span></text:h>
      <text:p text:style-name="P64">[<text:span text:style-name="T33">Begründung/Erläuterung, wie ‘Automatic’ realisiert wurde]</text:span></text:p>
      <text:p text:style-name="P26">Es wurde <text:span text:style-name="T69">das JAVA-Testframework</text:span> JUnit mit der Version 4 verwendet. Für die Testklassen <text:span text:style-name="T69">der jeweiligen Programm-Kategorien</text:span> wurde ein separates Package erstellt. <text:span text:style-name="T69">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71" text:outline-level="3">ATRIP: Thorough</text:h>
      <text:p text:style-name="P56">[<text:span text:style-name="T34">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0">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96">Die Methode gibt <text:span text:style-name="T71">den Wert der</text:span> aktuelle<text:span text:style-name="T71">n</text:span> Eingabe des Objekts zurück. In der Testklasse wird diese Methode getestet, inde<text:span text:style-name="T71">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1">eingestuft werden, da diese Methoden trivial sind und auch von IDEs automatisch erzeugt werden lassen können.</text:span></text:p>
      <text:p text:style-name="P27"/>
      <text:h text:style-name="P71" text:outline-level="3">ATRIP: P<text:span text:style-name="T34">rofessional</text:span></text:h>
      <text:p text:style-name="P99">[<text:span text:style-name="T34">jeweils 1 positives und negatives Beispiel zu ‘Professional’; jeweils Code-Beispiel, Analyse und Begründung, was professionell/nicht professionell ist</text:span>]</text:p>
      <text:p text:style-name="P97"><text:span text:style-name="T71">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span></text:p>
      <text:p text:style-name="P98">Ein positives Beispiel ist [Jenny]?.</text:p>
      <text:h text:style-name="P72" text:outline-level="3">Code Coverage</text:h>
      <text:p text:style-name="P55"><text:span text:style-name="T50">[Code Coverage </text:span><text:span text:style-name="T35">im Projekt </text:span><text:span text:style-name="T50">analysieren und begründen]</text:span></text:p>
      <text:h text:style-name="P71" text:outline-level="3">Fake<text:span text:style-name="T36">s</text:span> und Mocks</text:h>
      <text:p text:style-name="P57">[Analyse und Begründung des Einsatzes von 2 <text:span text:style-name="T37">Fake/Mock-Objekten; zusätzlich jeweils UML Diagramm der Klasse</text:span>]</text:p>
      <text:p text:style-name="P35"/>
      <text:h text:style-name="P68" text:outline-level="1">Kapitel 6: <text:span text:style-name="T38">Domain Driven Design</text:span></text:h>
      <text:h text:style-name="P71" text:outline-level="3">Ubiquitous Language</text:h>
      <text:p text:style-name="P58">[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36"/>
      <text:h text:style-name="P75" text:outline-level="3">Entities</text:h>
      <text:p text:style-name="P60">[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75" text:outline-level="3"><text:soft-page-break/>Value Objects</text:h>
      <text:p text:style-name="P60"><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71" text:outline-level="3">Repositories</text:h>
      <text:p text:style-name="P61">[UML, Beschreibung und Begründung des Einsatzes eines Repositories; falls kein Repository vorhanden: ausführliche Begründung, warum es keines geben kann/<text:span text:style-name="T39">hier nicht sinnvoll ist</text:span>]</text:p>
      <text:p text:style-name="P27"/>
      <text:h text:style-name="P71" text:outline-level="3">Aggregates</text:h>
      <text:p text:style-name="P59">[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37"/>
      <text:h text:style-name="P68" text:outline-level="1">Kapitel 7: <text:span text:style-name="T39">Refactoring</text:span></text:h>
      <text:h text:style-name="P71" text:outline-level="3">Code Smells</text:h>
      <text:p text:style-name="P65"><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76" text:outline-level="3"><text:span text:style-name="T41">2 R</text:span>efactorings</text:h>
      <text:p text:style-name="P62">[2 unterschiedliche Refactorings aus der Vorlesung anwenden, begründen, sowie UML vorher/nachher liefern; <text:span text:style-name="T47">jeweils auf die Commits verweisen</text:span>]</text:p>
      <text:p text:style-name="P39"/>
      <text:h text:style-name="P68" text:outline-level="1">Kapitel 8: Entwurfsmuster</text:h>
      <text:p text:style-name="P66"><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71" text:outline-level="3">Entwurfsmuster: <text:span text:style-name="T42">[Name]</text:span></text:h>
      <text:h text:style-name="P71" text:outline-level="3">Entwurfsmuster: <text:span text:style-name="T42">[Name]</text:span></text:h>
      <text:p text:style-name="P40"><text: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07T23:19:23.833000000</dc:date>
    <meta:editing-duration>P1DT1H35M48S</meta:editing-duration>
    <meta:editing-cycles>170</meta:editing-cycles>
    <meta:generator>LibreOffice/6.2.5.2$Windows_X86_64 LibreOffice_project/1ec314fa52f458adc18c4f025c545a4e8b22c159</meta:generator>
    <meta:document-statistic meta:table-count="2" meta:image-count="2" meta:object-count="0" meta:page-count="11" meta:paragraph-count="128" meta:word-count="2522" meta:character-count="18602" meta:non-whitespace-character-count="16204"/>
  </office:meta>
</office:document-meta>
</file>